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ValueStyler.styleMap( Map &lt; K , V &gt;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ValueStyler.style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lueStyler.styleArray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ValueStyler.SimpleValueStyler( Function &lt; Class &lt; ? &gt; , String &gt; classStyler , Function &lt; Method , String &gt; methodSty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ValueStyler.style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lueStyler.SimpleValueSty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lueStyler.styleCollection( Collection &lt; ?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ValueStyler.toSimpleMethodSignatur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ValueStyler.styleStri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ValueStyler.styl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